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6d24" officeooo:paragraph-rsid="001a6d24"/>
    </style:style>
    <style:style style:name="P2" style:family="paragraph" style:parent-style-name="Standard">
      <style:text-properties officeooo:rsid="001a6d24" officeooo:paragraph-rsid="001b80cf"/>
    </style:style>
    <style:style style:name="P3" style:family="paragraph" style:parent-style-name="Standard">
      <style:text-properties officeooo:rsid="001a81a4" officeooo:paragraph-rsid="001a81a4"/>
    </style:style>
    <style:style style:name="P4" style:family="paragraph" style:parent-style-name="Standard">
      <style:text-properties officeooo:rsid="001a81a4" officeooo:paragraph-rsid="001b80cf"/>
    </style:style>
    <style:style style:name="P5" style:family="paragraph" style:parent-style-name="Standard">
      <style:text-properties officeooo:rsid="001b80cf" officeooo:paragraph-rsid="001b80cf"/>
    </style:style>
    <style:style style:name="P6" style:family="paragraph" style:parent-style-name="Standard">
      <style:text-properties officeooo:rsid="001c1789" officeooo:paragraph-rsid="001c1789"/>
    </style:style>
    <style:style style:name="P7" style:family="paragraph" style:parent-style-name="Standard">
      <style:text-properties officeooo:rsid="001cfdb5" officeooo:paragraph-rsid="001cfdb5"/>
    </style:style>
    <style:style style:name="P8" style:family="paragraph" style:parent-style-name="Standard">
      <style:text-properties officeooo:rsid="001dcd38" officeooo:paragraph-rsid="001dcd38"/>
    </style:style>
    <style:style style:name="P9" style:family="paragraph" style:parent-style-name="Standard">
      <style:text-properties officeooo:rsid="001dcd38" officeooo:paragraph-rsid="001cfdb5"/>
    </style:style>
    <style:style style:name="T1" style:family="text">
      <style:text-properties officeooo:rsid="001a81a4"/>
    </style:style>
    <style:style style:name="T2" style:family="text">
      <style:text-properties officeooo:rsid="001b80cf"/>
    </style:style>
    <style:style style:name="T3" style:family="text">
      <style:text-properties officeooo:rsid="001c178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stemas basados en reglas</text:p>
      <text:p text:style-name="P1"/>
      <text:p text:style-name="P1"><text:span text:style-name="T3">1.- </text:span>Ejercicio 1:</text:p>
      <text:p text:style-name="P1"/>
      <text:p text:style-name="P1">a) con menor subindice</text:p>
      <text:p text:style-name="P1"/>
      <text:p text:style-name="P1">Iteración 1:</text:p>
      <text:p text:style-name="P1"><text:tab/>Reglas activas: R4, R7 → Se dispara R4</text:p>
      <text:p text:style-name="P1"><text:tab/>BH: h8, h7, <text:s/>h1</text:p>
      <text:p text:style-name="P1">Iteración 2:</text:p>
      <text:p text:style-name="P1"><text:tab/>Reglas activas: R7, R8,R9 → Se dispara R7</text:p>
      <text:p text:style-name="P1"><text:tab/>BH: h8, h7, h1, h6</text:p>
      <text:p text:style-name="P1">Iteración 3:</text:p>
      <text:p text:style-name="P1"><text:tab/>Reglas activas: R5, R8, R9 → Se dispara R5</text:p>
      <text:p text:style-name="P1"><text:tab/>BH: h8, h7, h1, h6, h5</text:p>
      <text:p text:style-name="P1">Iteración 4:</text:p>
      <text:p text:style-name="P1"><text:tab/>Reglas activas: R1, <text:span text:style-name="T1">R8, R9 → Se dispara R1</text:span></text:p>
      <text:p text:style-name="P1"><text:tab/><text:span text:style-name="T1">BH: h8, h7, h1, h6, h5, h4</text:span></text:p>
      <text:p text:style-name="P3">Iteración 5:</text:p>
      <text:p text:style-name="P3"><text:tab/>Reglas activas: R3, R8, R9 → Se dispara R3</text:p>
      <text:p text:style-name="P3"><text:tab/>BH: h8, h7, h1, h6, h5, h4, h9</text:p>
      <text:p text:style-name="P3">Iteración 6:</text:p>
      <text:p text:style-name="P3"><text:tab/>Reglas activas: R6, R8, R9 → Se dispara R6</text:p>
      <text:p text:style-name="P3"><text:tab/>BH: h8, h7, h1, h6, h5, h4, h9, h2</text:p>
      <text:p text:style-name="P3">Iteración 7:</text:p>
      <text:p text:style-name="P3"><text:tab/>Reglas activas: R8, R9 → Se dispara R8</text:p>
      <text:p text:style-name="P3"><text:tab/>BH: h8, h7, h1, h6, h5, h4, h9, h2</text:p>
      <text:p text:style-name="P3">Iteración 8:</text:p>
      <text:p text:style-name="P3"><text:tab/>Reglas activas: R9 → Se dispara R9</text:p>
      <text:p text:style-name="P3"><text:tab/>BH: <text:s/>h8, h7, h1, h6, h5, h4, h9, h2</text:p>
      <text:p text:style-name="P3"/>
      <text:p text:style-name="P5">b) con más condiciones en el antecedente</text:p>
      <text:p text:style-name="P5"/>
      <text:p text:style-name="P2">Iteración 1:</text:p>
      <text:p text:style-name="P2"><text:tab/>Reglas activas: R4, R7 → Se dispara R4</text:p>
      <text:p text:style-name="P2"><text:tab/>BH: h8, h7, <text:s/>h1</text:p>
      <text:p text:style-name="P2">Iteración 2:</text:p>
      <text:p text:style-name="P2"><text:tab/>Reglas activas: R7, R8,R9 → Se dispara R<text:span text:style-name="T2">8</text:span></text:p>
      <text:p text:style-name="P2"><text:tab/>BH: h8, h7, h1, h<text:span text:style-name="T2">9</text:span></text:p>
      <text:p text:style-name="P2">Iteración 3:</text:p>
      <text:p text:style-name="P2"><text:tab/>Reglas activas: <text:span text:style-name="T2">R6, R7, R9</text:span>→ Se dispara R<text:span text:style-name="T2">6</text:span></text:p>
      <text:p text:style-name="P2"><text:tab/>BH: h8, h7, h1, h<text:span text:style-name="T2">9</text:span>, <text:span text:style-name="T2">h2</text:span></text:p>
      <text:p text:style-name="P2">Iteración 4:</text:p>
      <text:p text:style-name="P2"><text:tab/>Reglas activas: <text:span text:style-name="T1"><text:s/>R7, R9→ Se dispara R9</text:span></text:p>
      <text:p text:style-name="P2"><text:tab/><text:span text:style-name="T1">BH: h8, h7, h1, h9, h2, h6 </text:span></text:p>
      <text:p text:style-name="P4">Iteración 5:</text:p>
      <text:p text:style-name="P4"><text:tab/>Reglas activas: <text:s/><text:span text:style-name="T2">R5, R7</text:span>→ Se dispara R<text:span text:style-name="T2">5</text:span></text:p>
      <text:p text:style-name="P4"><text:tab/>BH: h8, h7, h1, h<text:span text:style-name="T2">9, h2, h6, h5</text:span></text:p>
      <text:p text:style-name="P4">Iteración 6:</text:p>
      <text:p text:style-name="P4"><text:tab/>Reglas activas: <text:span text:style-name="T2">R1, R7</text:span>→ Se dispara R<text:span text:style-name="T2">1</text:span></text:p>
      <text:p text:style-name="P4"><text:tab/>BH: h8, h7, h1, h<text:span text:style-name="T2">9, h2 ,h6, h5, h4</text:span></text:p>
      <text:p text:style-name="P4"/>
      <text:p text:style-name="P4"><text:soft-page-break/>Iteración 7:</text:p>
      <text:p text:style-name="P4"><text:tab/>Reglas activas: <text:span text:style-name="T2">R3, R7</text:span>→ Se dispara R<text:span text:style-name="T2">3</text:span></text:p>
      <text:p text:style-name="P4"><text:tab/>BH: h8, h7, h1, h<text:span text:style-name="T2">9, h2, h6, h5, h4</text:span></text:p>
      <text:p text:style-name="P4">Iteración 8:</text:p>
      <text:p text:style-name="P4"><text:tab/>Reglas activas: <text:span text:style-name="T2">R7 </text:span>→ Se dispara R<text:span text:style-name="T2">7</text:span></text:p>
      <text:p text:style-name="P4"><text:tab/>BH: <text:s/>h8, h7, h1, h<text:span text:style-name="T2">9, h2, h6, h5, h4</text:span></text:p>
      <text:p text:style-name="P4"/>
      <text:p text:style-name="P6">2.- Ejercicio 6:</text:p>
      <text:p text:style-name="P6"/>
      <text:p text:style-name="P8">Prioridad menor indice:</text:p>
      <text:p text:style-name="P8"><text:tab/>Iteración 1: se ejecuta R1 y x1=(0,10)</text:p>
      <text:p text:style-name="P8"><text:tab/>Iteración 2: se ejecuta R2 y x1=(0,10,15)</text:p>
      <text:p text:style-name="P8">Especialidad:</text:p>
      <text:p text:style-name="P8"><text:tab/>Iteración 1: se ejecuta R1 ya que tiene mas elementos en el antecedente y x1=(0,10)</text:p>
      <text:p text:style-name="P8"><text:tab/>Iteración 2: se ejecuta R2 y x1=(0,10,15)</text:p>
      <text:p text:style-name="P8">Actualidad: se supone que H3 es el ultimo hecho afirmado</text:p>
      <text:p text:style-name="P8"><text:tab/>Iteración 1: se ejecuta R2 ya que no usa el H1 (el mas antiguo) y x1=(0,15)</text:p>
      <text:p text:style-name="P8"><text:tab/>Iteración 2: se ejecuta R1 y x1=(0,15,10,25)</text:p>
      <text:p text:style-name="P6"/>
      <text:p text:style-name="P6"/>
      <text:p text:style-name="P6">3.- Ejercicio 3:</text:p>
      <text:p text:style-name="P6"/>
      <text:p text:style-name="P6">Aplicaré encadenamiento hacia atrás.</text:p>
      <text:p text:style-name="P7">El objetivo es saber el valor de x4, que aparece en R4, R5. </text:p>
      <text:p text:style-name="P7">Evaluamos el antecedente de R4:</text:p>
      <text:p text:style-name="P7"><text:tab/>- x5&lt;30, se cumple yq que en BH existe x5=5.</text:p>
      <text:p text:style-name="P7"><text:tab/>- x1=c, no se puede saber y se tomara el valor c para x1.</text:p>
      <text:p text:style-name="P7">R4 puede ser aplicada y en BH obtenemos: x5=5, x1=c, x4=h</text:p>
      <text:p text:style-name="P7">Evaluamos ahora el antecedente de R5:</text:p>
      <text:p text:style-name="P7"><text:tab/>- x5&lt;10, se cumple.</text:p>
      <text:p text:style-name="P7"><text:tab/>- x2=d, x2 no se encuentra en BH, por lo que se infiere para calcular su valor. Obtenemos R6 <text:tab/>y evaluamos su antecedente:</text:p>
      <text:p text:style-name="P7"><text:tab/><text:tab/>- se conoce x1, esto es cierto ya que x1=c se encuentra en BH</text:p>
      <text:p text:style-name="P7"><text:tab/><text:tab/>- x3!=e, x3 no se encuentra en BH, y nos basamos en R3 para saber si x3!=e. Como <text:tab/><text:tab/>x1=d no se cumple podemos afirmar que x3!=e y se puede activar R6 y R5</text:p>
      <text:p text:style-name="P7"/>
      <text:p text:style-name="P7">BH final → x5=5, x1=c, x4=(h, i),x2=d, x3!=e 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2T15:54:19.787065863</meta:creation-date>
    <dc:date>2019-04-12T17:02:57.989540405</dc:date>
    <meta:editing-duration>PT6M27S</meta:editing-duration>
    <meta:editing-cycles>1</meta:editing-cycles>
    <meta:document-statistic meta:table-count="0" meta:image-count="0" meta:object-count="0" meta:page-count="2" meta:paragraph-count="75" meta:word-count="514" meta:character-count="2561" meta:non-whitespace-character-count="2064"/>
    <meta:generator>LibreOffice/5.1.6.2$Linux_X86_64 LibreOffice_project/10m0$Build-2</meta:generator>
  </office:meta>
</office:document-meta>
</file>